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.00.0000</text:date>, <text:time style:data-style-name="N2" text:time-value="10:02:08.680891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7M47S</meta:editing-duration>
    <meta:editing-cycles>25</meta:editing-cycles>
    <meta:generator>LibreOffice/4.3.3.2$Linux_X86_64 LibreOffice_project/430m0$Build-2</meta:generator>
    <dc:date>2015-08-11T10:02:49.068280918</dc:date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